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214bcf" officeooo:paragraph-rsid="00214bc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4bcf" officeooo:paragraph-rsid="00214bcf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4bcf" officeooo:paragraph-rsid="00214bcf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4bcf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P4" text:outline-level="3">Bloco 10</text:h>
      <text:h text:style-name="P4" text:outline-level="3">Dia 02 </text:h>
      <text:p text:style-name="P5"/>
      <text:p text:style-name="P7">Você será capaz de:</text:p>
      <text:p text:style-name="P7"/>
      <text:list xml:id="list371165271" text:style-name="L1">
        <text:list-item>
          <text:p text:style-name="P6">Criar componentes React corretamente;</text:p>
        </text:list-item>
        <text:list-item>
          <text:p text:style-name="P6">Fazer uso de props corretamente;</text:p>
        </text:list-item>
        <text:list-item>
          <text:p text:style-name="P6">Fazer composição de componentes corretamente;</text:p>
        </text:list-item>
        <text:list-item>
          <text:p text:style-name="P6">Criar múltiplos componentes dinamicamente.</text:p>
        </text:list-item>
        <text:list-item>
          <text:p text:style-name="P6">Utilizar PropTypes para checar o tipo de uma prop no uso de um componente;</text:p>
        </text:list-item>
        <text:list-item>
          <text:p text:style-name="P6">Utilizar PropTypes para garantir a presença de props obrigatórias no uso de um componente;</text:p>
        </text:list-item>
        <text:list-item>
          <text:p text:style-name="P6">Utilizar PropTypes para checar que uma prop é um objeto de formato específico;</text:p>
        </text:list-item>
        <text:list-item>
          <text:p text:style-name="P6">Utilizar PropTypes para garantir que uma prop é um array com elementos de um determinado tipo.</text:p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officeooo:rsid="00214bcf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49"/><text:span text:style-name="MT1">Caderno Trybe: </text:span><text:span text:style-name="MT2">10.2</text:span><text:span text:style-name="MT3"> <text:s text:c="6"/></text:span><text:span text:style-name="MT4"><text:s text:c="19"/>Data: </text:span><text:span text:style-name="MT4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28T14:13:11.773271227</dc:date>
    <meta:editing-duration>PT47M57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96" meta:character-count="642" meta:non-whitespace-character-count="491"/>
  </office:meta>
</office:document-meta>
</file>